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3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8.763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18.963cm"/>
    </style:style>
    <style:style style:name="pr6" style:family="presentation" style:parent-style-name="Padrão-subtitle">
      <style:graphic-properties draw:fill-color="#ffffff" fo:min-height="16.255cm"/>
    </style:style>
    <style:style style:name="P1" style:family="paragraph">
      <loext:graphic-properties draw:fill-color="#ffffff"/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32pt" style:font-size-asian="32pt" style:font-size-complex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3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9.363cm" svg:x="1.4cm" svg:y="0.837cm" presentation:class="subtitle" presentation:user-transformed="true">
          <draw:text-box>
            <text:p><text:span text:style-name="T1">Eu Acalmo o ma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3" draw:text-style-name="P3" draw:layer="layout" svg:width="25.199cm" svg:height="18.763cm" svg:x="1.4cm" svg:y="0.837cm" presentation:class="subtitle" presentation:user-transformed="true">
          <draw:text-box>
            <text:p><text:span text:style-name="T2">Filho meu, não temas não fiques assim desse jeito, o seu clamor chegou a mim estou aqui.</text:span></text:p>
            <text:p><text:span text:style-name="T2">Eu sei que o mal só vive cercando você na estrada tentando roubar sua fé até desistir.</text:span></text:p>
            <text:p><text:span text:style-name="T2">Pode ser grande o seu problema.</text:span></text:p>
            <text:p><text:span text:style-name="T2">Mas eu sou maior que tudo, acalmo esse vento forte, e lhe ajudo <text:s/>a prosseguir. Como ajudei os meus servos de outrora, não abandono a quem me clama e chora Eu sou teu Deus, Eu sou teu Deus.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5" draw:text-style-name="P3" draw:layer="layout" svg:width="25.199cm" svg:height="18.963cm" svg:x="1.4cm" svg:y="0.837cm" presentation:class="subtitle" presentation:user-transformed="true">
          <draw:text-box>
            <text:p><text:span text:style-name="T2">Eu acalmo o mar, não temas ó meu filho Eu vim lhe ajudar, Sou seu porto seguro pode confiar, Eu sou maior que tudo, então pra que temer?</text:span></text:p>
            <text:p><text:span text:style-name="T2">Eu estou com você.</text:span></text:p>
            <text:p><text:span text:style-name="T2">Eu acalmo o mar estou na sua <text:s/>frente sou seu guardião, lhe guardo e lhe seguro com as minhas mãos, Eu sou maior que tudo e vou lhe abençoar você vai triunfa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3" draw:text-style-name="P5" draw:layer="layout" svg:width="25.199cm" svg:height="18.763cm" svg:x="1.4cm" svg:y="0.837cm" presentation:class="subtitle" presentation:user-transformed="true">
          <draw:text-box>
            <text:p><text:span text:style-name="T3">Confia vai em frente, não desista, não se entregue veja a bandeira da vitória que se ergue, eu estou contigo te ajudo, te liberto toda tempestade Eu faço acalmar.</text:span></text:p>
            <text:p><text:span text:style-name="T3">Eu sou o teu Senhor e te ajudo a toda hora. Quem é contra te vai contemplar a tua vitória, quando eu abençoo ninguém pode intervir.</text:span></text:p>
            <text:p><text:span text:style-name="T3">Eu sou o teu Deus, Eu sou o teu Deus.</text:span></text:p>
            <text:p><text:span text:style-name="T3"><text:s/>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5" draw:text-style-name="P3" draw:layer="layout" svg:width="25.199cm" svg:height="18.963cm" svg:x="1.4cm" svg:y="0.837cm" presentation:class="subtitle" presentation:user-transformed="true">
          <draw:text-box>
            <text:p><text:span text:style-name="T2">Eu acalmo o mar, não temas ó meu filho Eu vim lhe ajudar, Sou seu porto seguro pode confiar, Eu sou maior que tudo, então pra que temer?</text:span></text:p>
            <text:p><text:span text:style-name="T2">Eu estou com você.</text:span></text:p>
            <text:p><text:span text:style-name="T2">Eu acalmo o mar estou na sua <text:s/>frente sou seu guardião, lhe guardo e lhe seguro com as minhas mãos, Eu sou maior que tudo e vou lhe abençoar você vai triunfa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6" draw:text-style-name="P2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nvidado </meta:initial-creator>
    <meta:creation-date>2016-03-04T23:00:16.000428117</meta:creation-date>
    <dc:date>2016-03-04T23:46:09.659185704</dc:date>
    <dc:creator>Convidado </dc:creator>
    <meta:editing-duration>PT10M40S</meta:editing-duration>
    <meta:editing-cycles>2</meta:editing-cycles>
    <meta:generator>LibreOffice/4.4.2.2$Linux_x86 LibreOffice_project/40m0$Build-2</meta:generator>
    <meta:document-statistic meta:object-count="39"/>
  </office:meta>
</office:document-meta>
</file>